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7.14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5.746cm"/>
    </style:style>
    <style:style style:name="pr8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7" style:family="paragraph"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language="pt" fo:country="BR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3" style:family="paragraph">
      <style:paragraph-properties fo:margin-left="0.254cm" fo:margin-right="0.254cm" fo:margin-top="0cm" fo:margin-bottom="0cm" fo:text-align="center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5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FreeMono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6pt" style:font-size-asian="16pt" style:font-size-complex="16pt"/>
    </style:style>
    <style:style style:name="T16" style:family="text">
      <style:text-properties fo:language="pt" fo:country="BR"/>
    </style:style>
    <style:style style:name="T17" style:family="text">
      <style:text-properties fo:font-size="28pt" fo:language="pt" fo:country="BR" style:font-size-asian="28pt" style:font-size-complex="28pt"/>
    </style:style>
    <style:style style:name="T18" style:family="text">
      <style:text-properties fo:font-size="26pt" fo:language="pt" fo:country="BR" style:font-size-asian="26pt" style:font-size-complex="26pt"/>
    </style:style>
    <style:style style:name="T19" style:family="text">
      <style:text-properties fo:font-size="22pt" fo:language="pt" fo:country="BR" style:font-size-asian="22pt" style:font-size-complex="22pt"/>
    </style:style>
    <style:style style:name="T20" style:family="text">
      <style:text-properties style:font-name="Courier" fo:font-size="26pt" fo:language="pt" fo:country="BR" style:font-size-asian="26pt" style:font-size-complex="26pt"/>
    </style:style>
    <style:style style:name="T21" style:family="text">
      <style:text-properties fo:color="#000000" style:font-name="Courier 10 Pitch" fo:font-size="20pt" fo:language="pt" fo:country="BR" style:font-size-asian="20pt" style:font-size-complex="20pt"/>
    </style:style>
    <style:style style:name="T22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Linguagem</text:span></text:p>
            <text:p><text:span text:style-name="T2"/></text:p>
            <text:p><text:span text:style-name="T2">Interpretação de Programas</text:span></text:p>
            <text:p><text:span text:style-name="T2">(com programação 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5" draw:text-style-name="P6" xml:id="id1" draw:id="id1" draw:layer="layout" svg:width="8.913cm" svg:height="7.14cm" svg:x="3.796cm" svg:y="9.869cm">
          <draw:text-box>
            <text:p text:style-name="P5"><text:span text:style-name="T6"><text:s text:c="4"/></text:span><text:span text:style-name="T6">#</text:span><text:span text:style-name="T7">include</text:span><text:span text:style-name="T6"> &lt;stdio.h&gt;</text:span></text:p>
            <text:p text:style-name="P5"><text:span text:style-name="T6"><text:s text:c="5"/></text:span></text:p>
            <text:p text:style-name="P5"><text:span text:style-name="T6"><text:s text:c="4"/></text:span><text:span text:style-name="T7">int</text:span><text:span text:style-name="T6"> main()</text:span></text:p>
            <text:p text:style-name="P5"><text:span text:style-name="T6"><text:s text:c="4"/></text:span><text:span text:style-name="T6">{</text:span></text:p>
            <text:p text:style-name="P5"><text:span text:style-name="T6"><text:s text:c="6"/></text:span><text:span text:style-name="T7">int</text:span><text:span text:style-name="T6"> c = 1;</text:span></text:p>
            <text:p text:style-name="P5"><text:span text:style-name="T6"><text:s text:c="5"/></text:span></text:p>
            <text:p text:style-name="P5"><text:span text:style-name="T6"><text:s text:c="6"/></text:span><text:span text:style-name="T7">while</text:span><text:span text:style-name="T6"> (c &lt;= 10) {</text:span></text:p>
            <text:p text:style-name="P5"><text:span text:style-name="T6"><text:s text:c="8"/></text:span><text:span text:style-name="T6">printf("%d ", c);</text:span></text:p>
            <text:p text:style-name="P5"><text:span text:style-name="T6"><text:s text:c="8"/></text:span><text:span text:style-name="T6">c++;</text:span></text:p>
            <text:p text:style-name="P5"><text:span text:style-name="T6"><text:s text:c="6"/></text:span><text:span text:style-name="T6">}</text:span></text:p>
            <text:p text:style-name="P5"><text:span text:style-name="T6"><text:s text:c="5"/></text:span></text:p>
            <text:p text:style-name="P5"><text:span text:style-name="T6"><text:s text:c="6"/></text:span><text:span text:style-name="T7">return</text:span><text:span text:style-name="T6"> 0;</text:span></text:p>
            <text:p text:style-name="P5"><text:span text:style-name="T6"><text:s text:c="4"/></text:span><text:span text:style-name="T6">}</text:span></text:p>
          </draw:text-box>
        </draw:frame>
        <draw:custom-shape draw:style-name="gr3" draw:text-style-name="P8" xml:id="id3" draw:id="id3" draw:layer="layout" svg:width="3.316cm" svg:height="0.622cm" svg:x="14.728cm" svg:y="10.137cm">
          <text:p text:style-name="P7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" draw:id="id4" draw:layer="layout" svg:width="3.316cm" svg:height="0.622cm" svg:x="14.728cm" svg:y="11.137cm">
          <text:p text:style-name="P7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6" draw:id="id6" draw:layer="layout" svg:width="3.316cm" svg:height="0.622cm" svg:x="14.728cm" svg:y="12.037cm">
          <text:p text:style-name="P7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" draw:id="id5" draw:layer="layout" svg:width="3.316cm" svg:height="0.622cm" svg:x="18.728cm" svg:y="11.537cm">
          <text:p text:style-name="P7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" draw:id="id7" draw:layer="layout" svg:width="3.316cm" svg:height="0.622cm" svg:x="14.728cm" svg:y="12.937cm">
          <text:p text:style-name="P7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9" draw:id="id9" draw:layer="layout" svg:width="3.316cm" svg:height="0.622cm" svg:x="14.728cm" svg:y="13.737cm">
          <text:p text:style-name="P7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3.316cm" svg:height="0.622cm" svg:x="18.728cm" svg:y="13.337cm">
          <text:p text:style-name="P7"><text:span text:style-name="T8">expressões</text:span></text:p>
          <draw:enhanced-geometry svg:viewBox="0 0 21600 21600" draw:type="rectangle" draw:enhanced-path="M 0 0 L 21600 0 21600 21600 0 21600 0 0 Z N"/>
        </draw:custom-shape>
        <draw:line draw:style-name="gr4" draw:text-style-name="P9" xml:id="id12" draw:id="id12" draw:layer="layout" svg:x1="20.841cm" svg:y1="15.854cm" svg:x2="20.429cm" svg:y2="14.2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binação de constantes, variáveis, operadores, etc, que pode ser avaliada (reduzida) a um valor.</text:span></text:p>
                <text:list>
                  <text:list-item>
                    <text:p><text:span text:style-name="T10">1 + 10</text:span></text:p>
                  </text:list-item>
                  <text:list-item>
                    <text:p><text:span text:style-name="T10">x * y</text:span></text:p>
                  </text:list-item>
                  <text:list-item>
                    <text:p><text:span text:style-name="T10">(x &gt; 10) &amp;&amp; (x &lt; 100)</text:span></text:p>
                  </text:list-item>
                </text:list>
              </text:list-item>
              <text:list-item>
                <text:p><text:span text:style-name="T9">Expressões envolvendo constantes e operações aritméticas:</text:span></text:p>
              </text:list-item>
              <text:list-item>
                <text:p><text:span text:style-name="T9">Como representá-las usando Haskell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5">Expressões envolvendo números e operações aritméticas</text:span></text:p>
              </text:list-item>
              <text:list-item>
                <text:p xml:id="id14" text:id="id14"><text:span text:style-name="T5">Como representá-las em Haskell?</text:span></text:p>
                <text:list>
                  <text:list-item>
                    <text:p xml:id="id15" text:id="id15"><text:span text:style-name="T11">somente números inteiros, subtração, adição</text:span></text:p>
                  </text:list-item>
                  <text:list-item>
                    <text:p xml:id="id16" text:id="id16"><text:span text:style-name="T11">sem variáveis</text:span></text:p>
                  </text:list-item>
                </text:list>
              </text:list-item>
              <text:list-item>
                <text:p xml:id="id18" text:id="id18"><text:span text:style-name="T5">Como avaliá-las em Haskell?</text:span></text:p>
                <text:list>
                  <text:list-item>
                    <text:p xml:id="id19" text:id="id19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7" draw:text-style-name="P6" xml:id="id17" draw:id="id17" draw:layer="layout" svg:width="8.913cm" svg:height="5.746cm" svg:x="1.701cm" svg:y="14.003cm">
          <draw:text-box>
            <text:p text:style-name="P5"><text:span text:style-name="T13">data</text:span><text:span text:style-name="T14">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6"/></text:p>
            <text:p text:style-name="P5"><text:span text:style-name="T14">e1 = Num 10</text:span></text:p>
            <text:p text:style-name="P5"><text:span text:style-name="T14">e2 = Add e1 e1</text:span></text:p>
            <text:p text:style-name="P5"><text:span text:style-name="T14">e3 = Sub (Num 100) e2</text:span></text:p>
            <text:p text:style-name="P5"><text:span text:style-name="T6"/></text:p>
            <text:p text:style-name="P5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7" draw:text-style-name="P6" xml:id="id20" draw:id="id20" draw:layer="layout" svg:width="16.201cm" svg:height="5.746cm" svg:x="11.342cm" svg:y="14.002cm">
          <draw:text-box>
            <text:p text:style-name="P5"><text:span text:style-name="T15">...</text:span></text:p>
            <text:p text:style-name="P5"><text:span text:style-name="T15"/></text:p>
            <text:p text:style-name="P5"><text:span text:style-name="T15">avalia :: Exp -&gt; Int</text:span></text:p>
            <text:p text:style-name="P5"><text:span text:style-name="T15">avalia (Num v) <text:s text:c="4"/>= v</text:span></text:p>
            <text:p text:style-name="P5"><text:span text:style-name="T15">avalia (Add e1 e2) = (avalia e1) + (avalia e2)</text:span></text:p>
            <text:p text:style-name="P5"><text:span text:style-name="T15">avalia (Sub e1 e2) = (avalia e1) - (avalia e2)</text:span></text:p>
            <text:p text:style-name="P5"><text:span text:style-name="T15"/></text:p>
            <text:p text:style-name="P5"><text:span text:style-name="T13">main</text:span><text:span text:style-name="T15"> = </text:span><text:span text:style-name="T13">print</text:span><text:span text:style-name="T15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16">Expressões</text:span></text:p>
          </draw:text-box>
        </draw:frame>
        <draw:frame presentation:style-name="pr4" draw:text-style-name="P11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1" text:id="id21"><text:span text:style-name="T17">Criar um iterpretador para uma linguagem simples</text:span></text:p>
                <text:list>
                  <text:list-item>
                    <text:p xml:id="id22" text:id="id22"><text:span text:style-name="T18">expressões</text:span></text:p>
                    <text:list>
                      <text:list-item>
                        <text:p xml:id="id23" text:id="id23"><text:span text:style-name="T19">constantes, variáveis, aritméticas</text:span></text:p>
                      </text:list-item>
                    </text:list>
                  </text:list-item>
                  <text:list-item>
                    <text:p xml:id="id24" text:id="id24"><text:span text:style-name="T18">comandos</text:span></text:p>
                    <text:list>
                      <text:list-item>
                        <text:p xml:id="id25" text:id="id25"><text:span text:style-name="T19">atribuição, sequência, condicional, while</text:span></text:p>
                      </text:list-item>
                    </text:list>
                  </text:list-item>
                  <text:list-item>
                    <text:p xml:id="id27" text:id="id27"><text:span text:style-name="T18">o resultado do programa é o conteúdo da variável </text:span><text:span text:style-name="T20">ret</text:span></text:p>
                  </text:list-item>
                  <text:list-item>
                    <text:p xml:id="id29" text:id="id29"><text:span text:style-name="T18">variáveis indefinidas avaliam para 0</text:span></text:p>
                  </text:list-item>
                </text:list>
              </text:list-item>
            </text:list>
          </draw:text-box>
        </draw:frame>
        <draw:frame presentation:style-name="pr8" draw:text-style-name="P12" xml:id="id26" draw:id="id26" draw:layer="layout" svg:width="16.471cm" svg:height="4.416cm" svg:x="0.88cm" svg:y="15.997cm">
          <draw:text-box>
            <text:p text:style-name="P5"><text:span text:style-name="T21">(Seq</text:span></text:p>
            <text:p text:style-name="P5"><text:span text:style-name="T21"><text:s text:c="4"/></text:span><text:span text:style-name="T21">(Attr "x" (Add (Num 11) (Num 9)))</text:span></text:p>
            <text:p text:style-name="P5"><text:span text:style-name="T21"><text:s text:c="4"/></text:span><text:span text:style-name="T21">(If (Var "x")</text:span></text:p>
            <text:p text:style-name="P5"><text:span text:style-name="T21"><text:s text:c="8"/></text:span><text:span text:style-name="T21">(Attr "ret" (Var "x"))</text:span></text:p>
            <text:p text:style-name="P5"><text:span text:style-name="T21"><text:s text:c="8"/></text:span><text:span text:style-name="T21">(Attr "ret" (Num 100))))</text:span></text:p>
          </draw:text-box>
        </draw:frame>
        <draw:frame presentation:style-name="pr8" draw:text-style-name="P14" xml:id="id28" draw:id="id28" draw:layer="layout" svg:width="4.118cm" svg:height="4.416cm" svg:x="21.181cm" svg:y="15.997cm">
          <draw:text-box>
            <text:p text:style-name="P13"><text:span text:style-name="T22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6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37</meta:editing-cycles>
    <meta:editing-duration>P54DT18H54M35S</meta:editing-duration>
    <meta:initial-creator>chico </meta:initial-creator>
    <dc:date>2019-05-17T10:51:25.883752669</dc:date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